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c50d" officeooo:paragraph-rsid="0007c50d"/>
    </style:style>
    <style:style style:name="P2" style:family="paragraph" style:parent-style-name="Standard">
      <style:paragraph-properties fo:text-align="center" style:justify-single-word="false"/>
      <style:text-properties officeooo:rsid="0007c50d" officeooo:paragraph-rsid="0007c50d"/>
    </style:style>
    <style:style style:name="P3" style:family="paragraph" style:parent-style-name="Standard">
      <style:text-properties officeooo:rsid="0007c50d" officeooo:paragraph-rsid="000c23e7"/>
    </style:style>
    <style:style style:name="P4" style:family="paragraph" style:parent-style-name="Standard">
      <style:text-properties officeooo:rsid="0007c50d" officeooo:paragraph-rsid="001c0865"/>
    </style:style>
    <style:style style:name="P5" style:family="paragraph" style:parent-style-name="Standard">
      <style:text-properties officeooo:rsid="0007c50d" officeooo:paragraph-rsid="001ef520"/>
    </style:style>
    <style:style style:name="P6" style:family="paragraph" style:parent-style-name="Standard">
      <style:text-properties officeooo:rsid="0007c50d" officeooo:paragraph-rsid="001febb8"/>
    </style:style>
    <style:style style:name="P7" style:family="paragraph" style:parent-style-name="Standard">
      <style:text-properties officeooo:rsid="0007c50d" officeooo:paragraph-rsid="0032acc0"/>
    </style:style>
    <style:style style:name="P8" style:family="paragraph" style:parent-style-name="Standard">
      <style:text-properties officeooo:rsid="0007c50d" officeooo:paragraph-rsid="0037e0eb"/>
    </style:style>
    <style:style style:name="P9" style:family="paragraph" style:parent-style-name="Standard">
      <style:text-properties officeooo:rsid="0007c50d" officeooo:paragraph-rsid="003adc78"/>
    </style:style>
    <style:style style:name="P10" style:family="paragraph" style:parent-style-name="Standard">
      <style:text-properties officeooo:rsid="0007c50d" officeooo:paragraph-rsid="004873b4"/>
    </style:style>
    <style:style style:name="P11" style:family="paragraph" style:parent-style-name="Standard">
      <style:text-properties fo:font-style="italic" officeooo:rsid="0007c50d" officeooo:paragraph-rsid="0007c50d" style:font-style-asian="italic" style:font-style-complex="italic"/>
    </style:style>
    <style:style style:name="P12" style:family="paragraph" style:parent-style-name="Standard">
      <style:text-properties officeooo:rsid="00091d24" officeooo:paragraph-rsid="00091d24"/>
    </style:style>
    <style:style style:name="P13" style:family="paragraph" style:parent-style-name="Standard">
      <style:text-properties officeooo:rsid="00091d24" officeooo:paragraph-rsid="00092f7e"/>
    </style:style>
    <style:style style:name="P14" style:family="paragraph" style:parent-style-name="Standard">
      <style:text-properties officeooo:rsid="00091d24" officeooo:paragraph-rsid="000a427b"/>
    </style:style>
    <style:style style:name="P15" style:family="paragraph" style:parent-style-name="Standard">
      <style:text-properties officeooo:rsid="00091d24" officeooo:paragraph-rsid="002f1599"/>
    </style:style>
    <style:style style:name="P16" style:family="paragraph" style:parent-style-name="Standard">
      <style:text-properties officeooo:rsid="00092f7e" officeooo:paragraph-rsid="00092f7e"/>
    </style:style>
    <style:style style:name="P17" style:family="paragraph" style:parent-style-name="Standard">
      <style:text-properties officeooo:rsid="00092f7e" officeooo:paragraph-rsid="002f1599"/>
    </style:style>
    <style:style style:name="P18" style:family="paragraph" style:parent-style-name="Standard">
      <style:text-properties officeooo:rsid="000a427b" officeooo:paragraph-rsid="000a427b"/>
    </style:style>
    <style:style style:name="P19" style:family="paragraph" style:parent-style-name="Standard">
      <style:text-properties officeooo:rsid="000c23e7" officeooo:paragraph-rsid="000c23e7"/>
    </style:style>
    <style:style style:name="P20" style:family="paragraph" style:parent-style-name="Standard">
      <style:text-properties officeooo:rsid="000c98ce" officeooo:paragraph-rsid="000c98ce"/>
    </style:style>
    <style:style style:name="P21" style:family="paragraph" style:parent-style-name="Standard">
      <style:text-properties officeooo:rsid="000ce1f7" officeooo:paragraph-rsid="000ce1f7"/>
    </style:style>
    <style:style style:name="P22" style:family="paragraph" style:parent-style-name="Standard">
      <style:text-properties officeooo:rsid="000ce1f7" officeooo:paragraph-rsid="002513c9"/>
    </style:style>
    <style:style style:name="P23" style:family="paragraph" style:parent-style-name="Standard">
      <style:text-properties officeooo:rsid="000ce1f7" officeooo:paragraph-rsid="0026c0da"/>
    </style:style>
    <style:style style:name="P24" style:family="paragraph" style:parent-style-name="Standard">
      <style:text-properties officeooo:rsid="000dbd29" officeooo:paragraph-rsid="000dbd29"/>
    </style:style>
    <style:style style:name="P25" style:family="paragraph" style:parent-style-name="Standard">
      <style:text-properties officeooo:rsid="000dbd29" officeooo:paragraph-rsid="0026c0da"/>
    </style:style>
    <style:style style:name="P26" style:family="paragraph" style:parent-style-name="Standard">
      <style:text-properties officeooo:rsid="000dbd29" officeooo:paragraph-rsid="0032acc0"/>
    </style:style>
    <style:style style:name="P27" style:family="paragraph" style:parent-style-name="Standard">
      <style:text-properties officeooo:rsid="000de296" officeooo:paragraph-rsid="000de296"/>
    </style:style>
    <style:style style:name="P28" style:family="paragraph" style:parent-style-name="Standard">
      <style:text-properties officeooo:rsid="000de296" officeooo:paragraph-rsid="00117bb1"/>
    </style:style>
    <style:style style:name="P29" style:family="paragraph" style:parent-style-name="Standard">
      <style:text-properties officeooo:rsid="000de296" officeooo:paragraph-rsid="000dbd29"/>
    </style:style>
    <style:style style:name="P30" style:family="paragraph" style:parent-style-name="Standard">
      <style:text-properties officeooo:rsid="000dfcc7" officeooo:paragraph-rsid="000dfcc7"/>
    </style:style>
    <style:style style:name="P31" style:family="paragraph" style:parent-style-name="Standard">
      <style:paragraph-properties fo:break-before="page"/>
      <style:text-properties officeooo:rsid="000dfcc7" officeooo:paragraph-rsid="000dfcc7"/>
    </style:style>
    <style:style style:name="P32" style:family="paragraph" style:parent-style-name="Standard">
      <style:text-properties officeooo:rsid="000dfcc7" officeooo:paragraph-rsid="00118c96"/>
    </style:style>
    <style:style style:name="P33" style:family="paragraph" style:parent-style-name="Standard">
      <style:text-properties officeooo:rsid="000dfcc7" officeooo:paragraph-rsid="001312d3"/>
    </style:style>
    <style:style style:name="P34" style:family="paragraph" style:parent-style-name="Standard">
      <style:text-properties officeooo:rsid="000dfcc7" officeooo:paragraph-rsid="002f8fa5"/>
    </style:style>
    <style:style style:name="P35" style:family="paragraph" style:parent-style-name="Standard">
      <style:text-properties officeooo:rsid="000dfcc7" officeooo:paragraph-rsid="0032acc0"/>
    </style:style>
    <style:style style:name="P36" style:family="paragraph" style:parent-style-name="Standard">
      <style:text-properties officeooo:rsid="00106447" officeooo:paragraph-rsid="00106447"/>
    </style:style>
    <style:style style:name="P37" style:family="paragraph" style:parent-style-name="Standard">
      <style:text-properties officeooo:rsid="00106447" officeooo:paragraph-rsid="001312d3"/>
    </style:style>
    <style:style style:name="P38" style:family="paragraph" style:parent-style-name="Standard">
      <style:text-properties officeooo:rsid="0011611e" officeooo:paragraph-rsid="0011611e"/>
    </style:style>
    <style:style style:name="P39" style:family="paragraph" style:parent-style-name="Standard">
      <style:text-properties officeooo:paragraph-rsid="0011611e"/>
    </style:style>
    <style:style style:name="P40" style:family="paragraph" style:parent-style-name="Standard">
      <style:text-properties officeooo:rsid="001312d3" officeooo:paragraph-rsid="001312d3"/>
    </style:style>
    <style:style style:name="P41" style:family="paragraph" style:parent-style-name="Standard">
      <style:text-properties officeooo:rsid="001312d3" officeooo:paragraph-rsid="00329eef"/>
    </style:style>
    <style:style style:name="P42" style:family="paragraph" style:parent-style-name="Standard">
      <style:text-properties officeooo:rsid="001443cd" officeooo:paragraph-rsid="001443cd"/>
    </style:style>
    <style:style style:name="P43" style:family="paragraph" style:parent-style-name="Standard">
      <style:text-properties officeooo:rsid="001443cd" officeooo:paragraph-rsid="0016d55e"/>
    </style:style>
    <style:style style:name="P44" style:family="paragraph" style:parent-style-name="Standard">
      <style:text-properties officeooo:rsid="001443cd" officeooo:paragraph-rsid="002f8fa5"/>
    </style:style>
    <style:style style:name="P45" style:family="paragraph" style:parent-style-name="Standard">
      <style:text-properties officeooo:rsid="001443cd" officeooo:paragraph-rsid="0007c50d"/>
    </style:style>
    <style:style style:name="P46" style:family="paragraph" style:parent-style-name="Standard">
      <style:text-properties officeooo:rsid="0015fb8b" officeooo:paragraph-rsid="0015fb8b"/>
    </style:style>
    <style:style style:name="P47" style:family="paragraph" style:parent-style-name="Standard">
      <style:text-properties officeooo:rsid="0015fb8b" officeooo:paragraph-rsid="0016d55e"/>
    </style:style>
    <style:style style:name="P48" style:family="paragraph" style:parent-style-name="Standard">
      <style:text-properties officeooo:rsid="0015fb8b" officeooo:paragraph-rsid="001443cd"/>
    </style:style>
    <style:style style:name="P49" style:family="paragraph" style:parent-style-name="Standard">
      <style:text-properties officeooo:rsid="0016d55e" officeooo:paragraph-rsid="0016d55e"/>
    </style:style>
    <style:style style:name="P50" style:family="paragraph" style:parent-style-name="Standard">
      <style:text-properties style:text-position="0% 100%" officeooo:rsid="00092f7e" officeooo:paragraph-rsid="000a427b"/>
    </style:style>
    <style:style style:name="P51" style:family="paragraph" style:parent-style-name="Standard">
      <style:text-properties style:text-position="0% 100%" officeooo:rsid="000a427b" officeooo:paragraph-rsid="000c98ce"/>
    </style:style>
    <style:style style:name="P52" style:family="paragraph" style:parent-style-name="Standard">
      <style:text-properties style:text-position="0% 100%" officeooo:rsid="000a427b" officeooo:paragraph-rsid="000a427b"/>
    </style:style>
    <style:style style:name="P53" style:family="paragraph" style:parent-style-name="Standard">
      <style:text-properties style:text-position="0% 100%" officeooo:rsid="000a427b" officeooo:paragraph-rsid="002f1599"/>
    </style:style>
    <style:style style:name="P54" style:family="paragraph" style:parent-style-name="Standard">
      <style:text-properties style:text-position="0% 100%" officeooo:rsid="000c23e7" officeooo:paragraph-rsid="000a427b"/>
    </style:style>
    <style:style style:name="P55" style:family="paragraph" style:parent-style-name="Standard">
      <style:text-properties style:text-position="0% 100%" officeooo:rsid="002f1599" officeooo:paragraph-rsid="002f1599"/>
    </style:style>
    <style:style style:name="P56" style:family="paragraph" style:parent-style-name="Standard">
      <style:text-properties style:text-position="0% 100%" officeooo:rsid="002f1599" officeooo:paragraph-rsid="004873b4"/>
    </style:style>
    <style:style style:name="P57" style:family="paragraph" style:parent-style-name="Standard">
      <style:text-properties officeooo:rsid="001cd574" officeooo:paragraph-rsid="0007c50d"/>
    </style:style>
    <style:style style:name="P58" style:family="paragraph" style:parent-style-name="Standard">
      <style:text-properties officeooo:rsid="001d640e" officeooo:paragraph-rsid="001f8876"/>
    </style:style>
    <style:style style:name="P59" style:family="paragraph" style:parent-style-name="Standard">
      <style:text-properties officeooo:rsid="00286fdb" officeooo:paragraph-rsid="00286fdb"/>
    </style:style>
    <style:style style:name="P60" style:family="paragraph" style:parent-style-name="Standard">
      <style:text-properties officeooo:rsid="00329eef" officeooo:paragraph-rsid="0032acc0"/>
    </style:style>
    <style:style style:name="P61" style:family="paragraph" style:parent-style-name="Standard">
      <style:text-properties officeooo:rsid="00329eef" officeooo:paragraph-rsid="001443cd"/>
    </style:style>
    <style:style style:name="P62" style:family="paragraph" style:parent-style-name="Standard">
      <style:text-properties officeooo:paragraph-rsid="0032acc0"/>
    </style:style>
    <style:style style:name="P63" style:family="paragraph" style:parent-style-name="Standard">
      <style:text-properties officeooo:rsid="0037e0eb" officeooo:paragraph-rsid="0037e0eb"/>
    </style:style>
    <style:style style:name="P64" style:family="paragraph" style:parent-style-name="Standard">
      <style:text-properties officeooo:rsid="0037e0eb" officeooo:paragraph-rsid="003bf999"/>
    </style:style>
    <style:style style:name="P65" style:family="paragraph" style:parent-style-name="Standard">
      <style:text-properties officeooo:rsid="0039075a" officeooo:paragraph-rsid="0039075a"/>
    </style:style>
    <style:style style:name="P66" style:family="paragraph" style:parent-style-name="Standard">
      <style:text-properties officeooo:rsid="003adc78" officeooo:paragraph-rsid="003adc78"/>
    </style:style>
    <style:style style:name="P67" style:family="paragraph" style:parent-style-name="Standard">
      <style:text-properties officeooo:rsid="003bf999" officeooo:paragraph-rsid="003bf999"/>
    </style:style>
    <style:style style:name="P68" style:family="paragraph" style:parent-style-name="Standard">
      <style:text-properties officeooo:rsid="003bf999" officeooo:paragraph-rsid="003dc6f0"/>
    </style:style>
    <style:style style:name="P69" style:family="paragraph" style:parent-style-name="Standard">
      <style:text-properties officeooo:paragraph-rsid="003bf999"/>
    </style:style>
    <style:style style:name="P70" style:family="paragraph" style:parent-style-name="Standard">
      <style:text-properties officeooo:rsid="003dc6f0" officeooo:paragraph-rsid="003dc6f0"/>
    </style:style>
    <style:style style:name="P71" style:family="paragraph" style:parent-style-name="Standard">
      <style:text-properties officeooo:rsid="003dc968" officeooo:paragraph-rsid="003dc968"/>
    </style:style>
    <style:style style:name="P72" style:family="paragraph" style:parent-style-name="Standard">
      <style:text-properties officeooo:rsid="003dc968" officeooo:paragraph-rsid="004283dd"/>
    </style:style>
    <style:style style:name="P73" style:family="paragraph" style:parent-style-name="Standard">
      <style:text-properties officeooo:rsid="003f803f" officeooo:paragraph-rsid="003f803f"/>
    </style:style>
    <style:style style:name="P74" style:family="paragraph" style:parent-style-name="Standard">
      <style:text-properties officeooo:rsid="003f803f" officeooo:paragraph-rsid="0040ed2e"/>
    </style:style>
    <style:style style:name="P75" style:family="paragraph" style:parent-style-name="Standard">
      <style:text-properties officeooo:rsid="0040ed2e" officeooo:paragraph-rsid="0040ed2e"/>
    </style:style>
    <style:style style:name="P76" style:family="paragraph" style:parent-style-name="Standard">
      <style:text-properties officeooo:rsid="004283dd" officeooo:paragraph-rsid="004283dd"/>
    </style:style>
    <style:style style:name="P77" style:family="paragraph" style:parent-style-name="Standard">
      <style:text-properties officeooo:rsid="0042d3af" officeooo:paragraph-rsid="0042d3af"/>
    </style:style>
    <style:style style:name="P78" style:family="paragraph" style:parent-style-name="Standard">
      <style:text-properties officeooo:rsid="0042e551" officeooo:paragraph-rsid="0042e551"/>
    </style:style>
    <style:style style:name="P79" style:family="paragraph" style:parent-style-name="Standard">
      <style:text-properties officeooo:rsid="0042e551" officeooo:paragraph-rsid="00449db8"/>
    </style:style>
    <style:style style:name="P80" style:family="paragraph" style:parent-style-name="Standard">
      <style:text-properties officeooo:rsid="0045f4fc" officeooo:paragraph-rsid="0045f4fc"/>
    </style:style>
    <style:style style:name="P81" style:family="paragraph" style:parent-style-name="Standard">
      <style:text-properties officeooo:rsid="004777ab" officeooo:paragraph-rsid="004777ab"/>
    </style:style>
    <style:style style:name="P82" style:family="paragraph" style:parent-style-name="Standard">
      <style:text-properties officeooo:rsid="00345c7b" officeooo:paragraph-rsid="0032acc0"/>
    </style:style>
    <style:style style:name="P83" style:family="paragraph" style:parent-style-name="Standard">
      <style:text-properties officeooo:rsid="0049991d" officeooo:paragraph-rsid="0049991d"/>
    </style:style>
    <style:style style:name="P84" style:family="paragraph" style:parent-style-name="Standard">
      <style:text-properties officeooo:rsid="0039075a" officeooo:paragraph-rsid="003adc78"/>
    </style:style>
    <style:style style:name="P85" style:family="paragraph" style:parent-style-name="Standard">
      <style:text-properties officeooo:rsid="003f803f" officeooo:paragraph-rsid="004283dd"/>
    </style:style>
    <style:style style:name="P86" style:family="paragraph" style:parent-style-name="Standard">
      <style:text-properties officeooo:rsid="0040ed2e" officeooo:paragraph-rsid="0040ed2e"/>
    </style:style>
    <style:style style:name="P87" style:family="paragraph" style:parent-style-name="Standard">
      <style:text-properties officeooo:rsid="001aef00" officeooo:paragraph-rsid="003adc78"/>
    </style:style>
    <style:style style:name="P88"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style:text-position="super 58%"/>
    </style:style>
    <style:style style:name="T4" style:family="text">
      <style:text-properties style:text-position="super 58%" officeooo:rsid="00091d24"/>
    </style:style>
    <style:style style:name="T5" style:family="text">
      <style:text-properties style:text-position="super 58%" officeooo:rsid="00092f7e"/>
    </style:style>
    <style:style style:name="T6" style:family="text">
      <style:text-properties style:text-position="super 58%" officeooo:rsid="000c98ce"/>
    </style:style>
    <style:style style:name="T7" style:family="text">
      <style:text-properties style:text-position="super 58%" officeooo:rsid="000ce1f7"/>
    </style:style>
    <style:style style:name="T8" style:family="text">
      <style:text-properties style:text-position="super 58%" officeooo:rsid="000dfcc7"/>
    </style:style>
    <style:style style:name="T9" style:family="text">
      <style:text-properties style:text-position="super 58%" officeooo:rsid="0011611e"/>
    </style:style>
    <style:style style:name="T10" style:family="text">
      <style:text-properties style:text-position="super 58%" officeooo:rsid="001312d3"/>
    </style:style>
    <style:style style:name="T11" style:family="text">
      <style:text-properties style:text-position="super 58%" officeooo:rsid="001443cd"/>
    </style:style>
    <style:style style:name="T12" style:family="text">
      <style:text-properties style:text-position="super 58%" officeooo:rsid="001cd574"/>
    </style:style>
    <style:style style:name="T13" style:family="text">
      <style:text-properties style:text-position="super 58%" officeooo:rsid="002f1599"/>
    </style:style>
    <style:style style:name="T14" style:family="text">
      <style:text-properties style:text-position="super 58%" officeooo:rsid="00329eef"/>
    </style:style>
    <style:style style:name="T15" style:family="text">
      <style:text-properties style:text-position="super 58%" officeooo:rsid="0039075a"/>
    </style:style>
    <style:style style:name="T16" style:family="text">
      <style:text-properties officeooo:rsid="00091d24"/>
    </style:style>
    <style:style style:name="T17" style:family="text">
      <style:text-properties officeooo:rsid="00092f7e"/>
    </style:style>
    <style:style style:name="T18" style:family="text">
      <style:text-properties style:text-position="0% 100%"/>
    </style:style>
    <style:style style:name="T19" style:family="text">
      <style:text-properties style:text-position="0% 100%" officeooo:rsid="00092f7e"/>
    </style:style>
    <style:style style:name="T20" style:family="text">
      <style:text-properties style:text-position="0% 100%" officeooo:rsid="000a427b"/>
    </style:style>
    <style:style style:name="T21" style:family="text">
      <style:text-properties style:text-position="0% 100%" officeooo:rsid="000c98ce"/>
    </style:style>
    <style:style style:name="T22" style:family="text">
      <style:text-properties style:text-position="0% 100%" officeooo:rsid="000ce1f7"/>
    </style:style>
    <style:style style:name="T23" style:family="text">
      <style:text-properties style:text-position="0% 100%" officeooo:rsid="000dfcc7"/>
    </style:style>
    <style:style style:name="T24" style:family="text">
      <style:text-properties style:text-position="0% 100%" officeooo:rsid="0011611e"/>
    </style:style>
    <style:style style:name="T25" style:family="text">
      <style:text-properties style:text-position="0% 100%" officeooo:rsid="002281e0"/>
    </style:style>
    <style:style style:name="T26" style:family="text">
      <style:text-properties style:text-position="0% 100%" officeooo:rsid="0023ce70"/>
    </style:style>
    <style:style style:name="T27" style:family="text">
      <style:text-properties style:text-position="0% 100%" officeooo:rsid="002f1599"/>
    </style:style>
    <style:style style:name="T28" style:family="text">
      <style:text-properties officeooo:rsid="000c23e7"/>
    </style:style>
    <style:style style:name="T29" style:family="text">
      <style:text-properties officeooo:rsid="000c98ce"/>
    </style:style>
    <style:style style:name="T30" style:family="text">
      <style:text-properties officeooo:rsid="000ce1f7"/>
    </style:style>
    <style:style style:name="T31" style:family="text">
      <style:text-properties officeooo:rsid="000dbd29"/>
    </style:style>
    <style:style style:name="T32" style:family="text">
      <style:text-properties officeooo:rsid="000dfcc7"/>
    </style:style>
    <style:style style:name="T33" style:family="text">
      <style:text-properties officeooo:rsid="000f7b4a"/>
    </style:style>
    <style:style style:name="T34" style:family="text">
      <style:text-properties officeooo:rsid="00106447"/>
    </style:style>
    <style:style style:name="T35" style:family="text">
      <style:text-properties officeooo:rsid="0011611e"/>
    </style:style>
    <style:style style:name="T36" style:family="text">
      <style:text-properties officeooo:rsid="00117bb1"/>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4873b4" style:font-style-asian="italic" style:font-style-complex="italic"/>
    </style:style>
    <style:style style:name="T40" style:family="text">
      <style:text-properties fo:font-weight="bold"/>
    </style:style>
    <style:style style:name="T41" style:family="text">
      <style:text-properties fo:font-weight="bold" officeooo:rsid="00117bb1" style:font-weight-asian="bold" style:font-weight-complex="bold"/>
    </style:style>
    <style:style style:name="T42" style:family="text">
      <style:text-properties fo:font-weight="bold" officeooo:rsid="0011611e" style:font-weight-asian="bold" style:font-weight-complex="bold"/>
    </style:style>
    <style:style style:name="T43" style:family="text">
      <style:text-properties fo:font-weight="bold" officeooo:rsid="0026c0da" style:font-weight-asian="bold" style:font-weight-complex="bold"/>
    </style:style>
    <style:style style:name="T44" style:family="text">
      <style:text-properties officeooo:rsid="00118c96"/>
    </style:style>
    <style:style style:name="T45" style:family="text">
      <style:text-properties officeooo:rsid="001312d3"/>
    </style:style>
    <style:style style:name="T46" style:family="text">
      <style:text-properties officeooo:rsid="001443cd"/>
    </style:style>
    <style:style style:name="T47" style:family="text">
      <style:text-properties officeooo:rsid="0015fb8b"/>
    </style:style>
    <style:style style:name="T48" style:family="text">
      <style:text-properties officeooo:rsid="0016d55e"/>
    </style:style>
    <style:style style:name="T49" style:family="text">
      <style:text-properties style:font-name="Liberation Mono" style:font-name-asian="Liberation Mono" style:font-name-complex="Liberation Mono"/>
    </style:style>
    <style:style style:name="T50" style:family="text">
      <style:text-properties style:font-name="Liberation Mono" officeooo:rsid="0016d55e" style:font-name-asian="Liberation Mono" style:font-name-complex="Liberation Mono"/>
    </style:style>
    <style:style style:name="T51" style:family="text">
      <style:text-properties officeooo:rsid="001878dc"/>
    </style:style>
    <style:style style:name="T52" style:family="text">
      <style:text-properties officeooo:rsid="001aef00"/>
    </style:style>
    <style:style style:name="T53" style:family="text">
      <style:text-properties officeooo:rsid="001c0865"/>
    </style:style>
    <style:style style:name="T54" style:family="text">
      <style:text-properties officeooo:rsid="0007c50d"/>
    </style:style>
    <style:style style:name="T55" style:family="text">
      <style:text-properties officeooo:rsid="001cd574"/>
    </style:style>
    <style:style style:name="T56" style:family="text">
      <style:text-properties officeooo:rsid="001ef520"/>
    </style:style>
    <style:style style:name="T57" style:family="text">
      <style:text-properties officeooo:rsid="0020ddb1"/>
    </style:style>
    <style:style style:name="T58" style:family="text">
      <style:text-properties officeooo:rsid="002513c9"/>
    </style:style>
    <style:style style:name="T59" style:family="text">
      <style:text-properties officeooo:rsid="0026c0da"/>
    </style:style>
    <style:style style:name="T60" style:family="text">
      <style:text-properties officeooo:rsid="002c3f7a"/>
    </style:style>
    <style:style style:name="T61" style:family="text">
      <style:text-properties officeooo:rsid="002f1599"/>
    </style:style>
    <style:style style:name="T62" style:family="text">
      <style:text-properties officeooo:rsid="002f8fa5"/>
    </style:style>
    <style:style style:name="T63" style:family="text">
      <style:text-properties fo:font-size="8pt" style:font-size-asian="8pt" style:font-size-complex="8pt"/>
    </style:style>
    <style:style style:name="T64" style:family="text">
      <style:text-properties fo:font-size="8pt" officeooo:rsid="003bf999" style:font-size-asian="8pt" style:font-size-complex="8pt"/>
    </style:style>
    <style:style style:name="T65" style:family="text">
      <style:text-properties officeooo:rsid="00329eef"/>
    </style:style>
    <style:style style:name="T66" style:family="text">
      <style:text-properties officeooo:rsid="0032acc0"/>
    </style:style>
    <style:style style:name="T67" style:family="text">
      <style:text-properties officeooo:rsid="0037e0eb"/>
    </style:style>
    <style:style style:name="T68" style:family="text">
      <style:text-properties officeooo:rsid="0039075a"/>
    </style:style>
    <style:style style:name="T69" style:family="text">
      <style:text-properties officeooo:rsid="003adc78"/>
    </style:style>
    <style:style style:name="T70" style:family="text">
      <style:text-properties officeooo:rsid="003bf999"/>
    </style:style>
    <style:style style:name="T71" style:family="text">
      <style:text-properties officeooo:rsid="003dc6f0"/>
    </style:style>
    <style:style style:name="T72" style:family="text">
      <style:text-properties officeooo:rsid="003dc968"/>
    </style:style>
    <style:style style:name="T73" style:family="text">
      <style:text-properties officeooo:rsid="003f803f"/>
    </style:style>
    <style:style style:name="T74" style:family="text">
      <style:text-properties officeooo:rsid="0040ed2e"/>
    </style:style>
    <style:style style:name="T75" style:family="text">
      <style:text-properties officeooo:rsid="0042d3af"/>
    </style:style>
    <style:style style:name="T76" style:family="text">
      <style:text-properties officeooo:rsid="0042e551"/>
    </style:style>
    <style:style style:name="T77" style:family="text">
      <style:text-properties officeooo:rsid="00449db8"/>
    </style:style>
    <style:style style:name="T78" style:family="text">
      <style:text-properties officeooo:rsid="0045f4fc"/>
    </style:style>
    <style:style style:name="T79" style:family="text">
      <style:text-properties officeooo:rsid="004777ab"/>
    </style:style>
    <style:style style:name="T80" style:family="text">
      <style:text-properties officeooo:rsid="004873b4"/>
    </style:style>
    <style:style style:name="T81" style:family="text">
      <style:text-properties officeooo:rsid="0049991d"/>
    </style:style>
    <style:style style:name="T82" style:family="text">
      <style:text-properties officeooo:rsid="0049aafc"/>
    </style:style>
    <style:style style:name="T83" style:family="text">
      <style:text-properties officeooo:rsid="004b66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OO Exponential Propositions</text:p>
      <text:p text:style-name="P2">by Sven Nilsen, 2022-<text:span text:style-name="T69">2023</text:span></text:p>
      <text:p text:style-name="P1"/>
      <text:p text:style-name="P11">In this paper I present axioms of Exponential Propositions using the semantics of Higher Order Operator Overloading. <text:span text:style-name="T28">I also explain the motivation and development of these axioms.</text:span></text:p>
      <text:p text:style-name="P1"/>
      <text:p text:style-name="P19">Axioms for <text:span text:style-name="T68">Higher Order Operator Overloading</text:span> Exponential Propositions <text:span text:style-name="T68">(HOOO EP)</text:span>:</text:p>
      <text:p text:style-name="P3"/>
      <text:p text:style-name="P3"><text:span text:style-name="Source_20_Text"><text:tab/>a^b =&gt; (a^b)^c</text:span></text:p>
      <text:p text:style-name="P3"><text:span text:style-name="Source_20_Text"><text:tab/>(a </text:span><text:span text:style-name="Source_20_Text"><text:span text:style-name="T67">=&gt;</text:span></text:span><text:span text:style-name="Source_20_Text"> b)^c =&gt; (a^c </text:span><text:span text:style-name="Source_20_Text"><text:span text:style-name="T67">=&gt;</text:span></text:span><text:span text:style-name="Source_20_Text"> b^c)</text:span><text:span text:style-name="Source_20_Text"><text:span text:style-name="T67">^⊤</text:span></text:span></text:p>
      <text:p text:style-name="P8"><text:span text:style-name="Source_20_Text"><text:tab/></text:span><text:span text:style-name="Source_20_Text"><text:span text:style-name="T67">(a ⋁ b)^c =&gt; (a^</text:span></text:span><text:span text:style-name="Source_20_Text"><text:span text:style-name="T68">c</text:span></text:span><text:span text:style-name="Source_20_Text"><text:span text:style-name="T67"> ⋁ b^c)^⊤</text:span></text:span></text:p>
      <text:p text:style-name="P8"><text:span text:style-name="Source_20_Text"/></text:p>
      <text:p text:style-name="P64">The symbol `⊤` stands for “true” (unit type) and `⊥` for “false” (empty type).<text:line-break/><text:line-break/>HOOO <text:span text:style-name="T68">EP</text:span> makes it possible <text:span text:style-name="T68">to do theorem proving in the style of Sequent Calculus</text:span><text:span text:style-name="T15"><text:reference-ref text:reference-format="text" text:ref-name="sequent">[3]</text:reference-ref></text:span><text:span text:style-name="T68">,</text:span></text:p>
      <text:p text:style-name="P84">but by using propositions instead of sequents.</text:p>
      <text:p text:style-name="P63"/>
      <text:p text:style-name="P63">The expression `a^b` means a function pointer (not lambda <text:span text:style-name="T68">expression</text:span>) of type `b → a`.</text:p>
      <text:p text:style-name="P65">This distinction from lambda expression is important, since function pointers can not capture from the environment. HOOO EP provides inference rules <text:span text:style-name="T82">to</text:span> existing type systems that distinguishes between function pointers and lambda expressions, <text:span text:style-name="T82">which </text:span>can reason about its own theorems.</text:p>
      <text:p text:style-name="P65"/>
      <text:p text:style-name="P67">Basically, HOOO EP makes it possible to reason about which function pointers can be constructed within a given programming language, like Rust, using its own type system, by adding a few unimplemented functions (using source from the Prop<text:span text:style-name="T3"><text:reference-ref text:reference-format="text" text:ref-name="prop">[1]</text:reference-ref></text:span> library):</text:p>
      <text:p text:style-name="P67"/>
      <text:p text:style-name="P67"><text:span text:style-name="Source_20_Text"><text:span text:style-name="T63"><text:tab/>/// `a^b`.</text:span></text:span></text:p>
      <text:p text:style-name="P68"><text:span text:style-name="Source_20_Text"><text:span text:style-name="T63"><text:tab/>pub type Pow&lt;A, B&gt; = fn(B) -&gt; A;<text:line-break/><text:line-break/><text:tab/>/// A tautological proposition.</text:span></text:span></text:p>
      <text:p text:style-name="P68"><text:span text:style-name="Source_20_Text"><text:span text:style-name="T63"><text:tab/>pub type Tauto&lt;A&gt; = fn(True) -&gt; A;<text:line-break/><text:line-break/><text:tab/>/// `a^b =&gt; (a^b)^c`.</text:span></text:span></text:p>
      <text:p text:style-name="P67"><text:span text:style-name="Source_20_Text"><text:span text:style-name="T63"><text:tab/>pub fn pow_lift&lt;A: Prop, B: Prop, C: Prop&gt;(_: Pow&lt;A, B&gt;) -&gt; Pow&lt;Pow&lt;A, B&gt;, C&gt; {</text:span></text:span></text:p>
      <text:p text:style-name="P67"><text:span text:style-name="Source_20_Text"><text:span text:style-name="T63"><text:s text:c="4"/><text:tab/><text:tab/>unimplemented!()</text:span></text:span></text:p>
      <text:p text:style-name="P67"><text:span text:style-name="Source_20_Text"><text:span text:style-name="T63"><text:tab/>}<text:line-break/><text:line-break/><text:tab/>/// `(a =&gt; b)^c =&gt; (a^c =&gt; b^c)^true`.</text:span></text:span></text:p>
      <text:p text:style-name="P67"><text:span text:style-name="Source_20_Text"><text:span text:style-name="T63"><text:tab/>pub fn tauto_hooo_imply&lt;A: Prop, B: Prop, C: Prop&gt;(</text:span></text:span></text:p>
      <text:p text:style-name="P67"><text:span text:style-name="Source_20_Text"><text:span text:style-name="T63"><text:s text:c="4"/><text:tab/><text:tab/>_: Pow&lt;Imply&lt;A, B&gt;, C&gt;</text:span></text:span></text:p>
      <text:p text:style-name="P67"><text:span text:style-name="Source_20_Text"><text:span text:style-name="T63"><text:tab/>) -&gt; Tauto&lt;Imply&lt;Pow&lt;A, C&gt;, Pow&lt;B, C&gt;&gt;&gt; {</text:span></text:span></text:p>
      <text:p text:style-name="P67"><text:span text:style-name="Source_20_Text"><text:span text:style-name="T63"><text:s text:c="4"/><text:tab/><text:tab/>unimplemented!()</text:span></text:span></text:p>
      <text:p text:style-name="P67"><text:span text:style-name="Source_20_Text"><text:span text:style-name="T63"><text:tab/>}<text:line-break/><text:line-break/><text:tab/>/// `(a ⋁ b)^c =&gt; (a^c ⋁ b^c)^true`.</text:span></text:span></text:p>
      <text:p text:style-name="P67"><text:span text:style-name="Source_20_Text"><text:span text:style-name="T63"><text:tab/>pub fn tauto_hooo_or&lt;A: Prop, B: Prop, C: Prop&gt;(</text:span></text:span></text:p>
      <text:p text:style-name="P67"><text:span text:style-name="Source_20_Text"><text:span text:style-name="T63"><text:s text:c="4"/><text:tab/><text:tab/>_: Pow&lt;Or&lt;A, B&gt;, C&gt;</text:span></text:span></text:p>
      <text:p text:style-name="P67"><text:span text:style-name="Source_20_Text"><text:span text:style-name="T63"><text:tab/>) -&gt; Tauto&lt;Or&lt;Pow&lt;A, C&gt;, Pow&lt;B, C&gt;&gt;&gt; {</text:span></text:span></text:p>
      <text:p text:style-name="P67"><text:span text:style-name="Source_20_Text"><text:span text:style-name="T63"><text:s text:c="4"/><text:tab/><text:tab/>unimplemented!()</text:span></text:span></text:p>
      <text:p text:style-name="P69"><text:span text:style-name="Source_20_Text"><text:span text:style-name="T64"><text:tab/>}</text:span></text:span></text:p>
      <text:p text:style-name="Standard"/>
      <text:p text:style-name="P67"><text:span text:style-name="T71">The `unimplemented!()` expression is like introducing an axiom. </text:span>The rest <text:span text:style-name="T71">of the “hooo” module in Prop</text:span> is a <text:span text:style-name="T71">complex collection of theorems built on top of these axioms.</text:span></text:p>
      <text:p text:style-name="P67"/>
      <text:p text:style-name="P70">The concrete programming understanding of HOOO EP is relatively easy: “pow_lift” says that one can return a function pointer from functions. “<text:span text:style-name="T72">tauto_hooo_imply” says that if one can create a lambda `a =&gt; b` from `c`, then one can create a lambda `a^c =&gt; b^c` from no arguments (`true`). “tauto_hooo_or” says that one needs values for enum variants (since `or` is an enum).</text:span></text:p>
      <text:p text:style-name="P72"><text:soft-page-break/>However, philosophically, HOOO EP is very hard to understand.</text:p>
      <text:p text:style-name="P85">This is because there is a lot to take in and can easily get overwhelming.</text:p>
      <text:p text:style-name="P72"/>
      <text:p text:style-name="P85">In order to understand it philosophically,</text:p>
      <text:p text:style-name="P85">is better to retrace the development by starting with a simple question:</text:p>
      <text:p text:style-name="P71"/>
      <text:p text:style-name="P73"><text:tab/>a == b</text:p>
      <text:p text:style-name="P73"/>
      <text:p text:style-name="P73">What does this mean?</text:p>
      <text:p text:style-name="P73"/>
      <text:p text:style-name="P73">In Propositional Logic, using lambda calculus equipped with types, `a == b` are two lambdas,<text:line-break/>one `a =&gt; b` and one `b =&gt; a`. Since lambdas can capture from the environment, this does not tell us anything about the actual truth of `a == b`, because if the environment contains `false`, then it can prove anything.</text:p>
      <text:p text:style-name="P73"/>
      <text:p text:style-name="P74">This problem, that `a == b` is not knowable in normal Propositional Logic, requires extending it with a new operator `^` such that one can express a stronger statement of equality `(a == b)^⊤`. <text:span text:style-name="T74">This means, that `a == b` can be constructed from no arguments (`</text:span>⊤<text:span text:style-name="T74">` means “true” that is also like an empty environment).</text:span></text:p>
      <text:p text:style-name="P74"/>
      <text:p text:style-name="P75">In the empty environment, one can only use static functions to create lambdas of particular types. This is why function pointers are important, because they say, or assume, that something is possible without making any further assumptions.</text:p>
      <text:p text:style-name="P74"/>
      <text:p text:style-name="P75">Instead of over-thinking this, let me provide an example: When we say `a == b` in natural language, we are often saying `<text:span text:style-name="T73">(a == b)^⊤</text:span>` implicitly, like `1 + 1 = 2` is actually `(1 + 1 = 2)^<text:span text:style-name="T73">⊤</text:span>`. On the other hand, it is harder to understand precisely what `a == b` means, because its truth depends on which context one refers to. In order to avoid confusing truth and “true”, one uses “tautology” for the stronger notion of “true”, e.g. `a^<text:span text:style-name="T73">⊤</text:span>` means `a` is tautological true. Correspondingly, <text:span text:style-name="T82">`</text:span>⊥^a` means that `a` is paradoxically false. Paradoxically false is a stronger notion of “false” which means that it can not be true in any situation (logicians like to say “possible world”).</text:p>
      <text:p text:style-name="P75"/>
      <text:p text:style-name="P76">Now, the reason equality `a == b` is important, is because it means `a` can be substituted for `b` in operators that are predicates (predicates might be thought of as functions returning “true” or “false”). By encoding functions as predicates, it means one can replace arguments that are equal. However, since `a == b` means a type `a` equals a type `b`, what one is actually saying is that one can construct <text:span text:style-name="T38">new functions</text:span> from existing ones that behave like old ones but for new types. There is no actual substitution, because in order to substitute in the same function, the two equal arguments must be of the same type.</text:p>
      <text:p text:style-name="P76"/>
      <text:p text:style-name="P76">Anyway, the gist of it is that there is a weaker notion of equality `a == b` and a strong notion of equality `<text:span text:style-name="T73">(a == b)^⊤</text:span>`. You might ask: What is the point? Why do we need `<text:span text:style-name="T73">(a == b)^⊤</text:span>`?</text:p>
      <text:p text:style-name="P76"/>
      <text:p text:style-name="P76">The reason we need `<text:span text:style-name="T73">(a == b)^⊤</text:span>` is because there exists operators that are not predicates/functions. You know them as data structures. A data structure only preserves information when there is a way to translate back and forth between two representations of the same information. <text:span text:style-name="T75">However, in order to translate back and forth, one needs algorithms. Algorithms are constructed out of function pointers, but they can be arbitrary complex due to lambdas. So, to reason about transformations of data structures, one needs a theory that can reason about which algorithms are possible to construct.</text:span></text:p>
      <text:p text:style-name="P66"/>
      <text:p text:style-name="P77">Well, this is not the entire story. Let us say we have a function that takes a number and outpu<text:span text:style-name="T83">t</text:span>s a random number using the input number as a seed. This is how qubit `~` works in Pocket-Prover<text:span text:style-name="T3"><text:reference-ref text:reference-format="text" text:ref-name="pocket-prover">[15]</text:reference-ref></text:span>.</text:p>
      <text:p text:style-name="P77"><text:soft-page-break/>When modelling qubit `~` in Prop, <text:span text:style-name="T76">the value of `u64` (since Pocket-Prover packs bits in chunks of 64 bits) is lifted into a generic argument type. There is a different generic argument type for each proposition in a proof.</text:span></text:p>
      <text:p text:style-name="P77"/>
      <text:p text:style-name="P78">The Rust code for qubit `~` in Prop is the following:</text:p>
      <text:p text:style-name="P78"/>
      <text:p text:style-name="P78"><text:span text:style-name="Source_20_Text"><text:span text:style-name="T63"><text:tab/>/// Represents a recursive qubit proposition.</text:span></text:span></text:p>
      <text:p text:style-name="P78"><text:span text:style-name="Source_20_Text"><text:span text:style-name="T63"><text:tab/>#[derive(Clone)]</text:span></text:span></text:p>
      <text:p text:style-name="P78"><text:span text:style-name="Source_20_Text"><text:span text:style-name="T63"><text:tab/>pub struct Qubit&lt;N, A&gt;(N, A);</text:span></text:span></text:p>
      <text:p text:style-name="P66"/>
      <text:p text:style-name="P78">Notice that this is a data structure, which requires `<text:span text:style-name="T73">(a == b)^⊤</text:span>`.</text:p>
      <text:p text:style-name="P78"/>
      <text:p text:style-name="P78">The argument `N` is used to tell how many times the qubit operator is applied, which makes theorem proving easier. For simplicity, one could remove the argument `N`:<text:line-break/><text:line-break/><text:span text:style-name="Source_20_Text"><text:span text:style-name="T63"><text:tab/>/// Represents a qubit proposition.</text:span></text:span></text:p>
      <text:p text:style-name="P78"><text:span text:style-name="Source_20_Text"><text:span text:style-name="T63"><text:tab/>#[derive(Clone)]</text:span></text:span></text:p>
      <text:p text:style-name="P78"><text:span text:style-name="Source_20_Text"><text:span text:style-name="T63"><text:tab/>pub struct Qubit&lt;A&gt;(A);</text:span></text:span></text:p>
      <text:p text:style-name="P66"/>
      <text:p text:style-name="P79">Now, since `A` is not `pub A`, it is not possible to create `Qubit&lt;B&gt;` from `Qubit&lt;A&gt;` outside the module “qubit” in Prop. <text:span text:style-name="T77">In fact, had it not been for `qubit::in_arg`,<text:line-break/>which restricts to `</text:span><text:span text:style-name="T73">(a == b)^⊤</text:span><text:span text:style-name="T77">` in order to model qubit `~` properly, there would be no way to do it. </text:span></text:p>
      <text:p text:style-name="P79"/>
      <text:p text:style-name="P79"><text:span text:style-name="T77">In logic, one often assumes that everything is open and known. This is called a “perfect information environment”. However, in reality, there are boundaries of knowledge. </text:span><text:span text:style-name="T78">In programming, this is useful to reduce complexity and bugs. Why is this not common in logic?</text:span></text:p>
      <text:p text:style-name="P79"/>
      <text:p text:style-name="P80">The reason is that logic developed historically as a mean to prove theorems in mathematics. For such a use case, one could not prove more theorems with boundaries of knowledge. Another reason was that mathematics is heavily invested in First Order Logic, which uses predicates only.</text:p>
      <text:p text:style-name="P80"/>
      <text:p text:style-name="P81">HOOO EP makes it possible to not only reason about function pointers globally, but also reason counter-factually (“what if” scenarios) of which algorithms would be possible, given some types of function pointers existed. This helps with reasoning about boundaries of knowledge.</text:p>
      <text:p text:style-name="P66"/>
      <text:p text:style-name="P66">The name Higher Order Operator Overloading (HOOO) comes from an idea of two axiom schemes:</text:p>
      <text:p text:style-name="P8"><text:span text:style-name="Source_20_Text"/></text:p>
      <text:p text:style-name="P8"><text:span text:style-name="Source_20_Text"><text:tab/>(a □ b)^c == (a^c □ b^c)</text:span></text:p>
      <text:p text:style-name="P8"><text:span text:style-name="Source_20_Text"><text:tab/>c^(a □ b) == (c^a □[¬] c^b)</text:span></text:p>
      <text:p text:style-name="P9"><text:line-break/><text:span text:style-name="T69">Here, `</text:span><text:span text:style-name="T32">□</text:span><text:span text:style-name="T69">` means a classical binary operator (and, or, imply etc.) and `</text:span><text:span text:style-name="T32">□[¬]</text:span><text:span text:style-name="T69">` means the dual operator.</text:span></text:p>
      <text:p text:style-name="P87">For example, `and[not] &lt;=&gt; or`, therefore `or` is the dual operator of `and`.</text:p>
      <text:p text:style-name="P9"/>
      <text:p text:style-name="P81">This picture comes from an idea that operators can be lifted up and down to allow higher level reasoning. <text:span text:style-name="T69">While the two axiom schemes was a good idea, it turns out that some of the axioms produces an inconsistent theory while others need to be restricted to decidable propositions (classical propositions with excluded middle). Furthermore, the right side</text:span>s<text:span text:style-name="T69"> </text:span>missed an<text:span text:style-name="T69"> `</text:span><text:span text:style-name="T67">^⊤</text:span><text:span text:style-name="T69">`.</text:span></text:p>
      <text:p text:style-name="P66"/>
      <text:p text:style-name="P66">After working out the details in late 2022, which was difficult, I ended up with the <text:span text:style-name="T70">first 3 axioms.</text:span></text:p>
      <text:p text:style-name="P67">This work was done as part of the development of the<text:span text:style-name="T61"> Prop</text:span><text:span text:style-name="T13"><text:reference-ref text:reference-format="text" text:ref-name="prop">[1]</text:reference-ref></text:span><text:span text:style-name="T61"> library.</text:span><text:span text:style-name="T60"><text:line-break/><text:line-break/></text:span><text:span text:style-name="T79">The axiom schemes were developed from a sense of symmetry instead of common sense intuition. This also provided lots of theorems that were tested before arriving at a solid foundation. These theorems also helped deriving </text:span><text:span text:style-name="T65">axioms for </text:span><text:span text:style-name="T79">a </text:span><text:span text:style-name="T65">Modal Logic</text:span><text:span text:style-name="T14"><text:reference-ref text:reference-format="text" text:ref-name="modal logic">[2]</text:reference-ref></text:span><text:span text:style-name="T65">. </text:span><text:span text:style-name="T79">It is remarkable how far `^` goes.</text:span></text:p>
      <text:p text:style-name="P6"><text:soft-page-break/><text:span text:style-name="T52">The `^` operator can be thought of as </text:span><text:span text:style-name="T53">a reverse turnstile `⊢` binary operator, or </text:span><text:span text:style-name="T55">the sequent</text:span><text:span text:style-name="T12"><text:reference-ref text:reference-format="text" text:ref-name="sequent">[3]</text:reference-ref></text:span><text:span text:style-name="T55">:</text:span></text:p>
      <text:p text:style-name="P1"/>
      <text:p text:style-name="P4"><text:span text:style-name="Source_20_Text"><text:tab/></text:span><text:span text:style-name="Source_20_Text"><text:span text:style-name="T53">⊢ (x =&gt; y)<text:tab/>&lt;=&gt;<text:tab/>y^x</text:span></text:span></text:p>
      <text:p text:style-name="P5"/>
      <text:p text:style-name="P5"><text:span text:style-name="T55">Th</text:span><text:span text:style-name="T57">e</text:span><text:span text:style-name="T55"> syntactical choice of `^` is ergonomic as it has an intuitive operator presedence in algebra.</text:span></text:p>
      <text:p text:style-name="P58"/>
      <text:p text:style-name="P58">Translated, the axioms can be represented using sequents:<text:line-break/><text:line-break/><text:span text:style-name="Source_20_Text"><text:span text:style-name="T54"><text:tab/></text:span></text:span><text:span text:style-name="Source_20_Text"><text:span text:style-name="T53">⊢ </text:span></text:span><text:span text:style-name="Source_20_Text">(</text:span><text:span text:style-name="Source_20_Text"><text:span text:style-name="T53">⊢ (</text:span></text:span><text:span text:style-name="Source_20_Text">b</text:span><text:span text:style-name="Source_20_Text"><text:span text:style-name="T53"> =&gt; </text:span></text:span><text:span text:style-name="Source_20_Text">a</text:span><text:span text:style-name="Source_20_Text"><text:span text:style-name="T53">)</text:span></text:span><text:span text:style-name="Source_20_Text">) ⋀ (d </text:span><text:span text:style-name="Source_20_Text"><text:span text:style-name="T53">⊢ </text:span></text:span><text:span text:style-name="Source_20_Text">c)</text:span><text:span text:style-name="Source_20_Text"><text:span text:style-name="T54"> =&gt; </text:span></text:span><text:span text:style-name="Source_20_Text"><text:span text:style-name="T49">(</text:span></text:span><text:span text:style-name="Source_20_Text"><text:span text:style-name="T53">⊢ (</text:span></text:span><text:span text:style-name="Source_20_Text">c</text:span><text:span text:style-name="Source_20_Text"><text:span text:style-name="T53"> =&gt; ⊢ (</text:span></text:span><text:span text:style-name="Source_20_Text">b</text:span><text:span text:style-name="Source_20_Text"><text:span text:style-name="T53"> =&gt; </text:span></text:span><text:span text:style-name="Source_20_Text">a</text:span><text:span text:style-name="Source_20_Text"><text:span text:style-name="T53">))</text:span></text:span><text:span text:style-name="Source_20_Text">)</text:span></text:p>
      <text:p text:style-name="P10"><text:span text:style-name="Source_20_Text"><text:tab/></text:span><text:span text:style-name="Source_20_Text"><text:span text:style-name="T53">⊢ </text:span></text:span><text:span text:style-name="Source_20_Text"><text:span text:style-name="T56">(c </text:span></text:span><text:span text:style-name="Source_20_Text"><text:span text:style-name="T53">⊢ </text:span></text:span><text:span text:style-name="Source_20_Text">(a </text:span><text:span text:style-name="Source_20_Text"><text:span text:style-name="T80">=&gt;</text:span></text:span><text:span text:style-name="Source_20_Text"> b)</text:span><text:span text:style-name="Source_20_Text"><text:span text:style-name="T56">)</text:span></text:span><text:span text:style-name="Source_20_Text"> =&gt; (</text:span><text:span text:style-name="Source_20_Text"><text:span text:style-name="T53">⊢ </text:span></text:span><text:span text:style-name="Source_20_Text"><text:span text:style-name="T80">(</text:span></text:span><text:span text:style-name="Source_20_Text"><text:span text:style-name="T56">(c </text:span></text:span><text:span text:style-name="Source_20_Text"><text:span text:style-name="T53">⊢ </text:span></text:span><text:span text:style-name="Source_20_Text">a</text:span><text:span text:style-name="Source_20_Text"><text:span text:style-name="T56">)</text:span></text:span><text:span text:style-name="Source_20_Text"> </text:span><text:span text:style-name="Source_20_Text"><text:span text:style-name="T80">=&gt;</text:span></text:span><text:span text:style-name="Source_20_Text"> </text:span><text:span text:style-name="Source_20_Text"><text:span text:style-name="T56">(c </text:span></text:span><text:span text:style-name="Source_20_Text"><text:span text:style-name="T53">⊢ </text:span></text:span><text:span text:style-name="Source_20_Text">b)</text:span><text:span text:style-name="Source_20_Text"><text:span text:style-name="T56">)</text:span></text:span><text:span text:style-name="Source_20_Text"><text:span text:style-name="T80">)</text:span></text:span></text:p>
      <text:p text:style-name="P10"><text:span text:style-name="Source_20_Text"><text:tab/></text:span><text:span text:style-name="Source_20_Text"><text:span text:style-name="T53">⊢ </text:span></text:span><text:span text:style-name="Source_20_Text"><text:span text:style-name="T56">(c </text:span></text:span><text:span text:style-name="Source_20_Text"><text:span text:style-name="T53">⊢ </text:span></text:span><text:span text:style-name="Source_20_Text">(a ⋁ b)</text:span><text:span text:style-name="Source_20_Text"><text:span text:style-name="T56">)</text:span></text:span><text:span text:style-name="Source_20_Text"> =&gt; (</text:span><text:span text:style-name="Source_20_Text"><text:span text:style-name="T53">⊢ </text:span></text:span><text:span text:style-name="Source_20_Text"><text:span text:style-name="T80">(</text:span></text:span><text:span text:style-name="Source_20_Text"><text:span text:style-name="T56">(c </text:span></text:span><text:span text:style-name="Source_20_Text"><text:span text:style-name="T53">⊢ </text:span></text:span><text:span text:style-name="Source_20_Text">a</text:span><text:span text:style-name="Source_20_Text"><text:span text:style-name="T56">)</text:span></text:span><text:span text:style-name="Source_20_Text"> ⋁ </text:span><text:span text:style-name="Source_20_Text"><text:span text:style-name="T56">(c </text:span></text:span><text:span text:style-name="Source_20_Text"><text:span text:style-name="T53">⊢ </text:span></text:span><text:span text:style-name="Source_20_Text">b)</text:span><text:span text:style-name="Source_20_Text"><text:span text:style-name="T56">)</text:span></text:span><text:span text:style-name="Source_20_Text"><text:span text:style-name="T80">)</text:span></text:span></text:p>
      <text:p text:style-name="P57"/>
      <text:p text:style-name="P19">The rest of this paper explain what the `^` operator means, <text:span text:style-name="T29">why and how it was developed.</text:span></text:p>
      <text:p text:style-name="P1"/>
      <text:h text:style-name="Heading_20_3" text:outline-level="3">Function pointers as exponential objects</text:h>
      <text:p text:style-name="P1">Higher Order Operator Overloading<text:span text:style-name="T3"><text:reference-ref text:reference-format="text" text:ref-name="hooo">[4]</text:reference-ref></text:span> (HOOO) is a technique where operators <text:span text:style-name="T16">(usually binary)</text:span> are extended <text:span text:style-name="T16">to functions that operat</text:span><text:span text:style-name="T29">e</text:span><text:span text:style-name="T16"> on the same source of data. This technique is often used to simplify proofs both conceptually and syntactically</text:span><text:span text:style-name="T4"><text:reference-ref text:reference-format="text" text:ref-name="hooo reading sequence">[5]</text:reference-ref></text:span><text:span text:style-name="T16">. </text:span><text:span text:style-name="T46">More about this will come later in the paper.</text:span></text:p>
      <text:p text:style-name="P1"/>
      <text:p text:style-name="P13">It turns out that in proof semantics, there is a significant distinction between lambdas (or closures) and function <text:span text:style-name="T17">pointer</text:span>s that are not allowed to capture variables from the environment. <text:span text:style-name="T17">Assume that there is a function pointer `f` of type `A → B` and a lambda `g` of type `A → B`:</text:span></text:p>
      <text:p text:style-name="P13"/>
      <text:p text:style-name="P13"><text:span text:style-name="Source_20_Text"><text:tab/></text:span><text:span text:style-name="Source_20_Text"><text:span text:style-name="T17">f : fn(A) → B</text:span></text:span><text:span text:style-name="T17"><text:tab/><text:tab/>`f` is a function that does not capture from the environment</text:span></text:p>
      <text:p text:style-name="P15"><text:span text:style-name="Source_20_Text"><text:tab/></text:span><text:span text:style-name="Source_20_Text"><text:span text:style-name="T17">g : \(A) → B</text:span></text:span><text:span text:style-name="T17"><text:tab/><text:tab/>`g` is a lambda that can capture from the environment</text:span></text:p>
      <text:p text:style-name="P15"/>
      <text:p text:style-name="P17">In general, when this distinction is irrelevant, one simply talks about functions:</text:p>
      <text:p text:style-name="P16"/>
      <text:p text:style-name="P16"><text:span text:style-name="Source_20_Text"><text:tab/>h : A → B</text:span><text:tab/><text:tab/>`h` might be a function pointer or lambda</text:p>
      <text:p text:style-name="P13"/>
      <text:p text:style-name="P14"><text:span text:style-name="T17">Using the Curry-Howard correspondence</text:span><text:span text:style-name="T5"><text:reference-ref text:reference-format="text" text:ref-name="curry-howard correspondence">[6]</text:reference-ref></text:span><text:span text:style-name="T19">, `f, g, h` are proofs of `A =&gt; B` in constructive logic</text:span><text:span text:style-name="T5"><text:reference-ref text:reference-format="text" text:ref-name="ipl">[7]</text:reference-ref></text:span><text:span text:style-name="T19">. </text:span><text:span text:style-name="T26">Yet</text:span><text:span text:style-name="T25">, the </text:span><text:span text:style-name="T27">proof </text:span><text:span text:style-name="T25">strength varies between `f` and `g, </text:span><text:span text:style-name="T26">h</text:span><text:span text:style-name="T25">`.</text:span></text:p>
      <text:p text:style-name="P50"/>
      <text:p text:style-name="P51">For every function pointer, there exists a corresponding lambda, but not vice versa. Therefore, `f` is a proof of a stronger statement of `A =&gt; B` as a proposition compared to `g` and `h`. In general, one can use lambdas only when the distinction between function pointers and lambdas is irrelevant. </text:p>
      <text:p text:style-name="P54"/>
      <text:p text:style-name="P14"><text:span text:style-name="T21">Now, using exponential objects</text:span><text:span text:style-name="T6"><text:reference-ref text:reference-format="text" text:ref-name="exponential object">[8]</text:reference-ref></text:span><text:span text:style-name="T21"> from Category Theory, I introduce a new operator `^`:</text:span></text:p>
      <text:p text:style-name="P52"/>
      <text:p text:style-name="P14"><text:span text:style-name="Source_20_Text"><text:span text:style-name="T20"><text:tab/></text:span></text:span><text:span text:style-name="Source_20_Text"><text:span text:style-name="T21">B</text:span></text:span><text:span text:style-name="Source_20_Text"><text:span text:style-name="T20">^</text:span></text:span><text:span text:style-name="Source_20_Text"><text:span text:style-name="T21">A</text:span></text:span><text:span text:style-name="T20"><text:tab/><text:tab/><text:tab/>`</text:span><text:span text:style-name="T21">B</text:span><text:span text:style-name="T20">` is provable from `</text:span><text:span text:style-name="T21">A</text:span><text:span text:style-name="T20">` without any further assumptions</text:span></text:p>
      <text:p text:style-name="P52"/>
      <text:p text:style-name="P20"><text:span text:style-name="T20">N</text:span><text:span text:style-name="T18">otice that when using `→` one writes `A` first and `B` second, while the `^` operator writes `B` first and `A` second. When working with `^` only, in logical notation </text:span><text:span text:style-name="T22">without proofs</text:span><text:span text:style-name="T18">, it is common to write e.g. `a^b` </text:span><text:span text:style-name="T22">when `a` is provable from `b`, to make it easier to read (like ordinary algebra).</text:span></text:p>
      <text:p text:style-name="P51"/>
      <text:p text:style-name="P56">Another intuition of `^` is that one can think about it as a “where” statement.</text:p>
      <text:p text:style-name="P56">The only difference is that “where” is replaced by `^` and both sides need to be propositions.</text:p>
      <text:p text:style-name="P55">For example, in standard mathematics it is common to make statements such as:</text:p>
      <text:p text:style-name="P55"/>
      <text:p text:style-name="P55"><text:tab/>1 / x<text:tab/>where x != 0<text:tab/><text:tab/><text:tab/><text:span text:style-name="T80">(1 / x)^(x != 0) <text:s text:c="3"/></text:span><text:span text:style-name="T39">(analogue)</text:span></text:p>
      <text:p text:style-name="P53"/>
      <text:h text:style-name="P88" text:outline-level="3"><text:span text:style-name="T20">F</text:span><text:span text:style-name="T18">unction pointers as propositions</text:span></text:h>
      <text:p text:style-name="P20"><text:span text:style-name="T20">T</text:span><text:span text:style-name="T18">he idea is to start thinking about `</text:span><text:span text:style-name="T22">a^b</text:span><text:span text:style-name="T18">` as a proposition </text:span><text:span text:style-name="T22">itself. </text:span><text:span text:style-name="T20">I realized that this could be used to solve a problem in Path Semantic</text:span><text:span text:style-name="T22">s</text:span><text:span text:style-name="T7"><text:reference-ref text:reference-format="text" text:ref-name="path semantics">[9]</text:reference-ref></text:span><text:span text:style-name="T20">, </text:span><text:span text:style-name="T22">where the qubit operator `~`</text:span><text:span text:style-name="T7"><text:reference-ref text:reference-format="text" text:ref-name="path semantical qubit">[10]</text:reference-ref></text:span><text:span text:style-name="T22"> requires a stronger notion of equality to allow substitution in the argument:</text:span></text:p>
      <text:p text:style-name="P1"/>
      <text:p text:style-name="P1"><text:span text:style-name="Source_20_Text"><text:tab/></text:span><text:span text:style-name="Source_20_Text"><text:span text:style-name="T30">~a ⋀ (a == b)^⊤ <text:s/>=&gt; <text:s/>~b</text:span></text:span></text:p>
      <text:p text:style-name="P1"/>
      <text:p text:style-name="P22">Here, `(a == b)^⊤` means that `a == b` can be proved without needing any assumptions. <text:span text:style-name="T31">The symbol `</text:span>⊤<text:span text:style-name="T31">` means “true” and it works because nothing can be proved from “true”, which is not already provable </text:span><text:span text:style-name="T61">without making any assumptions</text:span><text:span text:style-name="T31">.</text:span></text:p>
      <text:p text:style-name="P23"/>
      <text:p text:style-name="P25">This stronger notion of equality corresponds to tautological equality.</text:p>
      <text:p text:style-name="P24"/>
      <text:p text:style-name="P24">In classical logic, one can think about `~a` as generating a new pseudo-random<text:span text:style-name="T3"><text:reference-ref text:reference-format="text" text:ref-name="pseudorandomness">[11]</text:reference-ref></text:span> proposition using `a` as a seed. <text:span text:style-name="T58">This works by depending on the entire bit sequence of</text:span> `a`, <text:span text:style-name="T59">but in a such way that the order of bits is not revealed</text:span>. <text:span text:style-name="T58">This is possible because in </text:span><text:span text:style-name="T59">normal </text:span><text:span text:style-name="T58">logic there are no branches, so in principle one can check the entire proof in `O(1)` using bit sequences for each argument proposition. A little counter-intuitively, e</text:span>ven <text:span text:style-name="T58">`~` takes</text:span> only a single bit <text:span text:style-name="T58">at a time</text:span>, one can not substitute `a` with `b` using `a == b`. <text:span text:style-name="T58">It is the randomness that makes the `~` operator depending on the entire bit sequence of `a`. </text:span>However, if `b` is provably equal to `a` without any assumptions, then this operation is allowed.</text:p>
      <text:p text:style-name="P29"/>
      <text:p text:style-name="P27">Logicians might recognize th<text:span text:style-name="T32">e statements above as sequents</text:span><text:span text:style-name="T8"><text:reference-ref text:reference-format="text" text:ref-name="sequent">[3]</text:reference-ref></text:span><text:span text:style-name="T23">, </text:span><text:span text:style-name="T24">or natural deductions</text:span><text:span text:style-name="T9"><text:reference-ref text:reference-format="text" text:ref-name="natural deduction">[12]</text:reference-ref></text:span><text:span text:style-name="T32">:</text:span></text:p>
      <text:p text:style-name="P27"/>
      <text:p text:style-name="P27"><text:tab/><text:span text:style-name="T41">HOOO<text:tab/>S</text:span><text:span text:style-name="T42">equent <text:s text:c="9"/></text:span><text:span text:style-name="T41">N</text:span><text:span text:style-name="T42">atural deduction<text:tab/></text:span><text:span text:style-name="T43">Name</text:span></text:p>
      <text:p text:style-name="P28"><text:span text:style-name="Source_20_Text"><text:tab/>x^</text:span><text:span text:style-name="Source_20_Text"><text:span text:style-name="T30">⊤</text:span></text:span><text:span text:style-name="Source_20_Text"><text:tab/><text:tab/>⊢ </text:span><text:span text:style-name="Source_20_Text"><text:span text:style-name="T32">x<text:tab/><text:tab/></text:span></text:span><text:span text:style-name="Source_20_Text">⊢ </text:span><text:span text:style-name="Source_20_Text"><text:span text:style-name="T32">x<text:tab/><text:tab/><text:tab/></text:span></text:span><text:span text:style-name="Source_20_Text"><text:span text:style-name="T59">tautology</text:span></text:span></text:p>
      <text:p text:style-name="P28"><text:span text:style-name="Source_20_Text"><text:tab/>⊥^x<text:tab/><text:tab/></text:span><text:span text:style-name="Source_20_Text"><text:span text:style-name="T32">x </text:span></text:span><text:span text:style-name="Source_20_Text">⊢<text:tab/><text:tab/></text:span><text:span text:style-name="Source_20_Text"><text:span text:style-name="T35">x </text:span></text:span><text:span text:style-name="Source_20_Text">⊢ ⊥<text:tab/><text:tab/></text:span><text:span text:style-name="Source_20_Text"><text:span text:style-name="T59">paradox</text:span></text:span></text:p>
      <text:p text:style-name="P30"/>
      <text:p text:style-name="P34">One difference is that `^` <text:span text:style-name="T36">is </text:span>a binary propositional operator. <text:span text:style-name="T44">A</text:span> binary propositional operator requires two arguments, which both need to be propositions.</text:p>
      <text:p text:style-name="P34"/>
      <text:p text:style-name="P34">A sequent can have multiple arguments at both sides, or even zero arguments, <text:span text:style-name="T36">which might not be propositions. A natural deduction can have multiple arguments on the left side, </text:span><text:span text:style-name="T44">or even zero arguments, </text:span><text:span text:style-name="T59">but needs an argument on the right side</text:span><text:span text:style-name="T44">.</text:span></text:p>
      <text:p text:style-name="P30"/>
      <text:p text:style-name="P32">Another difference is that the semantics of `^` is grounded in function pointers. <text:span text:style-name="T44">Sequents and natural deductions are grounded in proof semantics. The one-to-one translation between function pointers and proofs is what the Curry-Howard correspondence is about.</text:span></text:p>
      <text:p text:style-name="P32"/>
      <text:p text:style-name="P59">Yet, it is possible that the choice of axioms might yield interesting theories using function pointers, that have no direct analogue in proof semantics. This is about leveraging function pointers as exponential objects in the way they differ from lambdas.</text:p>
      <text:p text:style-name="P32"/>
      <text:p text:style-name="P33">When a programming language using a distinction between function pointers and lambdas is formalized in <text:span text:style-name="T33">logic, the formation rules of `^` follows from which function pointers can be constructed. This corresponds to which programs are valid in a given programming language. </text:span></text:p>
      <text:p text:style-name="P33"/>
      <text:p text:style-name="P33"><text:span text:style-name="T33">However, since </text:span><text:span text:style-name="T34">function pointers can be passed around </text:span><text:span text:style-name="T45">by arbitray complex algorithms</text:span><text:span text:style-name="T34">, it is no</text:span><text:span text:style-name="T62">n-</text:span><text:span text:style-name="T34">trivial which programs correspond to valid proofs. </text:span><text:span text:style-name="T45">The type system in many programming languages do not check all properties of programs required for the Curry-Howard correspondence to hold in all cases.</text:span></text:p>
      <text:h text:style-name="Heading_20_3" text:outline-level="3"><text:soft-page-break/>Checking proofs for circular reasoning (recursion)</text:h>
      <text:p text:style-name="P33"><text:span text:style-name="T45">When I developed the axioms for HOOO Exponential Propositions, I had to write a script (using Dyon</text:span><text:span text:style-name="T10"><text:reference-ref text:reference-format="text" text:ref-name="dyon">[13]</text:reference-ref></text:span><text:span text:style-name="T45">) that checks the code for the HOOO module that no theorem calls itself recursively. The library being developed is Prop</text:span><text:span text:style-name="T10"><text:reference-ref text:reference-format="text" text:ref-name="prop">[1]</text:reference-ref></text:span><text:span text:style-name="T45"> (Propositional Logic with types in Rust).</text:span></text:p>
      <text:p text:style-name="P33"/>
      <text:p text:style-name="P37">For example, when a function calls itself, it can be used to prove `b^a` for any `b`:</text:p>
      <text:p text:style-name="P36"/>
      <text:p text:style-name="P36"><text:span text:style-name="Source_20_Text"><text:tab/>f(x : A) := f(x)<text:tab/><text:tab/>f : A → B</text:span></text:p>
      <text:p text:style-name="P36"/>
      <text:p text:style-name="P40">This is not a valid proof, but in programming languages where self recursion is allowed, there might be no check <text:span text:style-name="T46">that `f` will terminate. In fact, this problem is unsolvable (undecidable) in general, known as the Halting problem</text:span><text:span text:style-name="T11"><text:reference-ref text:reference-format="text" text:ref-name="halting problem">[14]</text:reference-ref></text:span><text:span text:style-name="T46">.</text:span></text:p>
      <text:p text:style-name="P40"/>
      <text:h text:style-name="Heading_20_3" text:outline-level="3">Theorem proving using HOOO Exponential Propositions</text:h>
      <text:p text:style-name="P42">The insight that lead to the development of HOOO Exponential Propositions, was the idea that the propositional semantics of `^` could use the semantics of Higher Order Operator Overloading<text:span text:style-name="T3"><text:reference-ref text:reference-format="text" text:ref-name="hooo">[4]</text:reference-ref></text:span>.</text:p>
      <text:p text:style-name="P42"/>
      <text:p text:style-name="P42">For example:</text:p>
      <text:p text:style-name="P42"/>
      <text:p text:style-name="P42"><text:span text:style-name="Source_20_Text"><text:tab/>a^</text:span><text:span text:style-name="Source_20_Text"><text:span text:style-name="T47">c</text:span></text:span><text:span text:style-name="Source_20_Text"> == b^</text:span><text:span text:style-name="Source_20_Text"><text:span text:style-name="T47">c</text:span></text:span></text:p>
      <text:p text:style-name="P42"/>
      <text:p text:style-name="P42">Here, I state that the propositional truth of `a^<text:span text:style-name="T47">c</text:span>` equals the propositional truth of `b^<text:span text:style-name="T47">c</text:span>`. This mode of reasoning is difficult to wrap one’s head around in the beginning <text:span text:style-name="T47">because one is used to think about propositions like `a == b`. To understand what is going on here, I will translate the above to lambdas:</text:span></text:p>
      <text:p text:style-name="P42"/>
      <text:p text:style-name="P44"><text:span text:style-name="Source_20_Text">∴<text:tab/></text:span><text:span text:style-name="Source_20_Text"><text:span text:style-name="T47">f == g <text:s/>&lt;</text:span></text:span><text:span text:style-name="Source_20_Text"><text:span text:style-name="T62">=&gt; <text:s/></text:span></text:span><text:span text:style-name="Source_20_Text"><text:span text:style-name="T47">\(</text:span></text:span><text:span text:style-name="Source_20_Text"><text:span text:style-name="T48">x</text:span></text:span><text:span text:style-name="Source_20_Text"><text:span text:style-name="T47">) = (f(</text:span></text:span><text:span text:style-name="Source_20_Text"><text:span text:style-name="T50">x</text:span></text:span><text:span text:style-name="Source_20_Text"><text:span text:style-name="T47">) == g(</text:span></text:span><text:span text:style-name="Source_20_Text"><text:span text:style-name="T48">x</text:span></text:span><text:span text:style-name="Source_20_Text"><text:span text:style-name="T47">))</text:span></text:span></text:p>
      <text:p text:style-name="P42"><text:span text:style-name="Source_20_Text"/></text:p>
      <text:p text:style-name="P43"><text:span text:style-name="Source_20_Text">∵<text:tab/></text:span><text:span text:style-name="Source_20_Text"><text:span text:style-name="T48">f : fn(c) → a<text:tab/><text:tab/>g : fn(c) → b</text:span></text:span></text:p>
      <text:p text:style-name="P48"/>
      <text:p text:style-name="P46">This is a commonly used technique in Path Semantics, which is HOOO.</text:p>
      <text:p text:style-name="P46"/>
      <text:p text:style-name="P46">Now, instead of HOOO <text:span text:style-name="T48">generating</text:span> lambdas only, <text:span text:style-name="T48">I refine the overloading on function pointers:</text:span></text:p>
      <text:p text:style-name="P46"/>
      <text:p text:style-name="P47"><text:span text:style-name="Source_20_Text"><text:span text:style-name="T46">∴</text:span></text:span><text:span text:style-name="Source_20_Text"><text:tab/>(f == g) <text:tab/>&lt;=&gt; <text:tab/></text:span><text:span text:style-name="Source_20_Text"><text:span text:style-name="T48">fn</text:span></text:span><text:span text:style-name="Source_20_Text">(</text:span><text:span text:style-name="Source_20_Text"><text:span text:style-name="T48">x</text:span></text:span><text:span text:style-name="Source_20_Text">) = (f(</text:span><text:span text:style-name="Source_20_Text"><text:span text:style-name="T48">x</text:span></text:span><text:span text:style-name="Source_20_Text">) == g(</text:span><text:span text:style-name="Source_20_Text"><text:span text:style-name="T48">x</text:span></text:span><text:span text:style-name="Source_20_Text">))</text:span></text:p>
      <text:p text:style-name="P47"><text:span text:style-name="Source_20_Text"/></text:p>
      <text:p text:style-name="P47"><text:span text:style-name="Source_20_Text"><text:span text:style-name="T46">∵<text:tab/></text:span></text:span><text:span text:style-name="Source_20_Text"><text:span text:style-name="T48">f : fn(c) → a<text:tab/><text:tab/>g : fn(c) → b</text:span></text:span></text:p>
      <text:p text:style-name="P47"><text:span text:style-name="Source_20_Text"/></text:p>
      <text:p text:style-name="P49">It works, because for every function pointer there is a lambda. The type refinement is backwards compatible with old use of HOOO.</text:p>
      <text:p text:style-name="P47"/>
      <text:p text:style-name="P49">However, there is a problem: `f(x) == g(x)` is not constructive. <text:span text:style-name="T51">In normal programming languages this would return a `bool`. What I want is a type level proposition. This is fixed by lifting the new refined overloading to types. </text:span><text:span text:style-name="T81">The idea is to “translate” from HOOO to HOOO EP</text:span><text:span text:style-name="T51">:</text:span></text:p>
      <text:p text:style-name="P49"/>
      <text:p text:style-name="P49"><text:tab/>(<text:span text:style-name="Source_20_Text"><text:span text:style-name="T46">a^</text:span></text:span><text:span text:style-name="Source_20_Text"><text:span text:style-name="T47">c</text:span></text:span><text:span text:style-name="Source_20_Text"><text:span text:style-name="T46"> == b^</text:span></text:span><text:span text:style-name="Source_20_Text"><text:span text:style-name="T47">c</text:span></text:span><text:span text:style-name="Source_20_Text">) == (a == b)^c<text:tab/></text:span><text:span text:style-name="T81">classical proof in HOOO EP</text:span></text:p>
      <text:p text:style-name="P49"><text:span text:style-name="Source_20_Text"/></text:p>
      <text:p text:style-name="P83">Only the following direction can be proved constructively, showing that HOOO EP is non-trivial:</text:p>
      <text:p text:style-name="P83"/>
      <text:p text:style-name="P83"><text:tab/><text:span text:style-name="Source_20_Text"><text:span text:style-name="T48">(a == b)^c =&gt; (</text:span></text:span><text:span text:style-name="Source_20_Text"><text:span text:style-name="T46">a^</text:span></text:span><text:span text:style-name="Source_20_Text"><text:span text:style-name="T47">c</text:span></text:span><text:span text:style-name="Source_20_Text"><text:span text:style-name="T46"> == b^</text:span></text:span><text:span text:style-name="Source_20_Text"><text:span text:style-name="T47">c</text:span></text:span><text:span text:style-name="Source_20_Text"><text:span text:style-name="T48">)<text:tab/></text:span></text:span>constructive proof in HOOO EP</text:p>
      <text:p text:style-name="P82"/>
      <text:h text:style-name="P88" text:outline-level="3">References:</text:h>
      <text:p text:style-name="P41"/>
      <text:p text:style-name="P41"><text:reference-mark-start text:name="prop"/>[1]<text:reference-mark-end text:name="prop"/><text:tab/>“Prop”</text:p>
      <text:p text:style-name="P41"><text:tab/>AdvancedResearch – Propositional logic with types in Rust</text:p>
      <text:p text:style-name="P41"><text:tab/><text:a xlink:type="simple" xlink:href="https://github.com/advancedresearch/prop" text:style-name="Internet_20_link" text:visited-style-name="Visited_20_Internet_20_Link"><text:span text:style-name="T1">https://github.com/advancedresearch/prop</text:span></text:a></text:p>
      <text:p text:style-name="P45"/>
      <text:p text:style-name="P60"><text:reference-mark-start text:name="modal logic"/>[<text:span text:style-name="T66">2</text:span>]<text:reference-mark-end text:name="modal logic"/><text:tab/>“Modal logic”</text:p>
      <text:p text:style-name="P60"><text:tab/>Wikipedia</text:p>
      <text:p text:style-name="P60"><text:tab/><text:a xlink:type="simple" xlink:href="https://en.wikipedia.org/wiki/Modal_logic" text:style-name="Internet_20_link" text:visited-style-name="Visited_20_Internet_20_Link"><text:span text:style-name="T1">https://en.wikipedia.org/wiki/Modal_logic</text:span></text:a></text:p>
      <text:p text:style-name="P26"/>
      <text:p text:style-name="P35"><text:reference-mark-start text:name="sequent"/>[<text:span text:style-name="T66">3</text:span>]<text:reference-mark-end text:name="sequent"/><text:tab/>“Sequent”</text:p>
      <text:p text:style-name="P35"><text:tab/>Wikipedia</text:p>
      <text:p text:style-name="P35"><text:tab/><text:a xlink:type="simple" xlink:href="https://en.wikipedia.org/wiki/Sequent" text:style-name="Internet_20_link" text:visited-style-name="Visited_20_Internet_20_Link"><text:span text:style-name="T1">https://en.wikipedia.org/wiki/Sequent</text:span></text:a></text:p>
      <text:p text:style-name="P35"/>
      <text:p text:style-name="P62"><text:span text:style-name="T32"><text:tab/></text:span><text:span text:style-name="T36">Paper: </text:span>G. Gentzen, "Untersuchungen über das logische Schliessen" <text:span text:style-name="T37">Math. Z.</text:span> , <text:span text:style-name="T40">39</text:span> (1935) <text:tab/>English translation: The collected papers of Gerhard Gentzen,<text:line-break/><text:tab/>North-Holland, 1969; edited by M.E. Szabo</text:p>
      <text:p text:style-name="P7"/>
      <text:p text:style-name="P1"><text:reference-mark-start text:name="hooo"/>[<text:span text:style-name="T66">4</text:span>]<text:reference-mark-end text:name="hooo"/><text:tab/>“Higher Order Operator Overloading”</text:p>
      <text:p text:style-name="P1"><text:tab/>Sven Nilsen, 2018</text:p>
      <text:p text:style-name="P1"><text:tab/><text:a xlink:type="simple" xlink:href="https://github.com/advancedresearch/path_semantics/blob/master/papers-wip/higher-order-operator-overloading.pdf" text:style-name="Internet_20_link" text:visited-style-name="Visited_20_Internet_20_Link"><text:span text:style-name="T2">https://github.com/advancedresearch/path_semantics/blob/master/papers-wip/higher-order-operator-overloading.pdf</text:span></text:a></text:p>
      <text:p text:style-name="P1"/>
      <text:p text:style-name="P12"><text:reference-mark-start text:name="hooo reading sequence"/>[<text:span text:style-name="T66">5</text:span>]<text:reference-mark-end text:name="hooo reading sequence"/><text:tab/>“Higher Order Operator Overloading – Reading sequence”</text:p>
      <text:p text:style-name="P12"><text:tab/>AdvancedResearch – Path Semantics</text:p>
      <text:p text:style-name="P12"><text:tab/><text:a xlink:type="simple" xlink:href="https://github.com/advancedresearch/path_semantics/blob/master/sequences.md#higher-order-operator-overloading" text:style-name="Internet_20_link" text:visited-style-name="Visited_20_Internet_20_Link"><text:span text:style-name="T2">https://github.com/advancedresearch/path_semantics/blob/master/sequences.md#higher-order-operator-overloading</text:span></text:a></text:p>
      <text:p text:style-name="P12"/>
      <text:p text:style-name="P16"><text:reference-mark-start text:name="curry-howard correspondence"/>[<text:span text:style-name="T66">6</text:span>]<text:reference-mark-end text:name="curry-howard correspondence"/><text:tab/>“Curry-Howard correspondence”</text:p>
      <text:p text:style-name="P16"><text:tab/>Wikipedia</text:p>
      <text:p text:style-name="P16"><text:tab/><text:a xlink:type="simple" xlink:href="https://en.wikipedia.org/wiki/Curry–Howard_correspondence" text:style-name="Internet_20_link" text:visited-style-name="Visited_20_Internet_20_Link"><text:span text:style-name="T1">https://en.wikipedia.org/wiki/Curry%E2%80%93Howard_correspondence</text:span></text:a></text:p>
      <text:p text:style-name="P16"/>
      <text:p text:style-name="P16"><text:reference-mark-start text:name="ipl"/>[<text:span text:style-name="T66">7</text:span>]<text:reference-mark-end text:name="ipl"/><text:tab/>“Intuitionistic logic”</text:p>
      <text:p text:style-name="P16"><text:tab/>Wikipedia</text:p>
      <text:p text:style-name="P16"><text:tab/><text:a xlink:type="simple" xlink:href="https://en.wikipedia.org/wiki/Intuitionistic_logic" text:style-name="Internet_20_link" text:visited-style-name="Visited_20_Internet_20_Link"><text:span text:style-name="T1">https://en.wikipedia.org/wiki/Intuitionistic_logic</text:span></text:a></text:p>
      <text:p text:style-name="P16"/>
      <text:p text:style-name="P18"><text:reference-mark-start text:name="exponential object"/>[<text:span text:style-name="T66">8</text:span>]<text:reference-mark-end text:name="exponential object"/><text:tab/>“exponential object”</text:p>
      <text:p text:style-name="P18"><text:tab/>nLab</text:p>
      <text:p text:style-name="P18"><text:tab/><text:a xlink:type="simple" xlink:href="https://ncatlab.org/nlab/show/exponential%20object" text:style-name="Internet_20_link" text:visited-style-name="Visited_20_Internet_20_Link"><text:span text:style-name="T1">https://ncatlab.org/nlab/show/exponential%20object</text:span></text:a></text:p>
      <text:p text:style-name="P18"/>
      <text:p text:style-name="P21"><text:reference-mark-start text:name="path semantics"/>[<text:span text:style-name="T66">9</text:span>]<text:reference-mark-end text:name="path semantics"/><text:tab/>“Path Semantics”</text:p>
      <text:p text:style-name="P21"><text:tab/>Sven Nilsen, 2016-2021</text:p>
      <text:p text:style-name="P21"><text:tab/><text:a xlink:type="simple" xlink:href="https://github.com/advancedresearch/path_semantics/blob/master/papers-wip/path-semantics.pdf" text:style-name="Internet_20_link" text:visited-style-name="Visited_20_Internet_20_Link"><text:span text:style-name="T1">https://github.com/advancedresearch/path_semantics/blob/master/papers-wip/path-semantics.pdf</text:span></text:a></text:p>
      <text:p text:style-name="P21"/>
      <text:p text:style-name="P21"><text:reference-mark-start text:name="path semantical qubit"/>[<text:span text:style-name="T66">10</text:span>]<text:reference-mark-end text:name="path semantical qubit"/><text:tab/>“Path Semantical Qubit”</text:p>
      <text:p text:style-name="P21"><text:tab/>Sven Nilsen, 2022</text:p>
      <text:p text:style-name="P21"><text:tab/><text:a xlink:type="simple" xlink:href="https://github.com/advancedresearch/path_semantics/blob/master/papers-wip2/path-semantical-qubit.pdf" text:style-name="Internet_20_link" text:visited-style-name="Visited_20_Internet_20_Link"><text:span text:style-name="T1">https://github.com/advancedresearch/path_semantics/blob/master/papers-wip2/path-semantical-qubit.pdf</text:span></text:a></text:p>
      <text:p text:style-name="P21"/>
      <text:p text:style-name="P24"><text:reference-mark-start text:name="pseudorandomness"/>[<text:span text:style-name="T66">11</text:span>]<text:reference-mark-end text:name="pseudorandomness"/><text:tab/>“Pseudorandomness”</text:p>
      <text:p text:style-name="P24"><text:tab/>Wikipedia</text:p>
      <text:p text:style-name="P24"><text:tab/><text:a xlink:type="simple" xlink:href="https://en.wikipedia.org/wiki/Pseudorandomness" text:style-name="Internet_20_link" text:visited-style-name="Visited_20_Internet_20_Link"><text:span text:style-name="T1">https://en.wikipedia.org/wiki/Pseudorandomness</text:span></text:a></text:p>
      <text:p text:style-name="P30"/>
      <text:p text:style-name="P31"/>
      <text:p text:style-name="P38"><text:reference-mark-start text:name="natural deduction"/>[1<text:span text:style-name="T66">2</text:span>]<text:reference-mark-end text:name="natural deduction"/><text:tab/>“Natural deduction”</text:p>
      <text:p text:style-name="P38"><text:tab/>Wikipedia</text:p>
      <text:p text:style-name="P38"><text:tab/><text:a xlink:type="simple" xlink:href="https://en.wikipedia.org/wiki/Natural_deduction" text:style-name="Internet_20_link" text:visited-style-name="Visited_20_Internet_20_Link"><text:span text:style-name="T1">https://en.wikipedia.org/wiki/Natural_deduction</text:span></text:a></text:p>
      <text:p text:style-name="P38"/>
      <text:p text:style-name="P39"><text:span text:style-name="T35"><text:tab/></text:span><text:span text:style-name="T36">Paper: </text:span>G. Gentzen, "Untersuchungen über das logische Schliessen" <text:span text:style-name="T37">Math. Z.</text:span> , <text:span text:style-name="T40">39</text:span> (1934)</text:p>
      <text:p text:style-name="P39"/>
      <text:p text:style-name="P40"><text:reference-mark-start text:name="dyon"/>[1<text:span text:style-name="T66">3</text:span>]<text:reference-mark-end text:name="dyon"/><text:tab/>“Dyon”</text:p>
      <text:p text:style-name="P40"><text:tab/>PistonDevelopers</text:p>
      <text:p text:style-name="P40"><text:tab/><text:a xlink:type="simple" xlink:href="https://github.com/pistondevelopers/dyon" text:style-name="Internet_20_link" text:visited-style-name="Visited_20_Internet_20_Link"><text:span text:style-name="T1">https://github.com/pistondevelopers/dyon</text:span></text:a></text:p>
      <text:p text:style-name="P40"/>
      <text:p text:style-name="P42"><text:reference-mark-start text:name="halting problem"/>[1<text:span text:style-name="T66">4</text:span>]<text:reference-mark-end text:name="halting problem"/><text:tab/>“Halting problem”</text:p>
      <text:p text:style-name="P42"><text:tab/>Wikipedia</text:p>
      <text:p text:style-name="P42"><text:tab/><text:a xlink:type="simple" xlink:href="https://en.wikipedia.org/wiki/Halting_problem" text:style-name="Internet_20_link" text:visited-style-name="Visited_20_Internet_20_Link"><text:span text:style-name="T1">https://en.wikipedia.org/wiki/Halting_problem</text:span></text:a></text:p>
      <text:p text:style-name="P61"/>
      <text:p text:style-name="P78"><text:reference-mark-start text:name="pocket-prover"/>[15]<text:reference-mark-end text:name="pocket-prover"/><text:tab/>“Pocket-Prover”</text:p>
      <text:p text:style-name="P78"><text:tab/>AdvancedResearch</text:p>
      <text:p text:style-name="P78"><text:tab/><text:a xlink:type="simple" xlink:href="https://github.com/advancedresearch/pocket_prover" text:style-name="Internet_20_link" text:visited-style-name="Visited_20_Internet_20_Link"><text:span text:style-name="T1">https://github.com/advancedresearch/pocket_prover</text:span></text:a></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1-05T01:25:50.144593856</meta:creation-date>
    <meta:editing-duration>P4DT13H58M56S</meta:editing-duration>
    <meta:editing-cycles>7</meta:editing-cycles>
    <meta:generator>LibreOffice/7.2.2.2$MacOSX_X86_64 LibreOffice_project/02b2acce88a210515b4a5bb2e46cbfb63fe97d56</meta:generator>
    <dc:date>2023-01-02T12:48:22.070816654</dc:date>
    <meta:document-statistic meta:table-count="0" meta:image-count="0" meta:object-count="0" meta:page-count="8" meta:paragraph-count="173" meta:word-count="2959" meta:character-count="18288" meta:non-whitespace-character-count="15344"/>
  </office:meta>
</office:document-meta>
</file>